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10bb1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officeooo:paragraph-rsid="0010bb1a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10bb1a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0bb1a" officeooo:paragraph-rsid="0010bb1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10bb1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10bb1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0bb1a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style:font-style-asian="normal" style:font-name-complex="Arial" style:font-style-complex="normal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10pt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size="10pt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size="10pt" fo:font-style="normal" style:text-underline-style="none" style:font-size-asian="10pt" style:font-style-asian="normal" style:font-name-complex="Arial" style:font-size-complex="10pt" style:font-style-complex="normal"/>
    </style:style>
    <style:style style:name="T16" style:family="text">
      <style:text-properties fo:font-size="10pt" fo:font-style="normal" style:text-underline-style="none" officeooo:rsid="0084aa93" style:font-size-asian="10pt" style:font-style-asian="normal" style:font-name-complex="Arial" style:font-size-complex="10pt" style:font-style-complex="normal"/>
    </style:style>
    <style:style style:name="T17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office:annotation><dc:creator>Gauthier Bastien</dc:creator><dc:date>2011-01-13T14:56:41</dc:date><text:p text:style-name="P13"><text:span text:style-name="T23">do text</text:span></text:p><text:p text:style-name="P13"><text:span text:style-name="T23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1"><text:text-input text:description="Nom donneur avis">urbanEventObj.getLinkedOrganisationTerm().Title()</text:text-input></text:p>
            <text:p text:style-name="P10"><office:annotation><dc:creator>Gauthier Bastien</dc:creator><dc:date>2011-03-23T14:58:32</dc:date><text:p text:style-name="P13"><text:span text:style-name="T23">do text</text:span></text:p><text:p text:style-name="P13"><text:span text:style-name="T23">from xhtml(</text:span><text:span text:style-name="T24">tool.decorateHTML('UrbanAddress', </text:span><text:span text:style-name="T23">urbanEventObj.getLinkedOrganisationTerm().getFormattedDescription()))</text:span></text:p></office:annotation></text:p>
            <text:p text:style-name="P9"><text:span text:style-name="T5">RECOMMANDE</text:span></text:p>
          </table:table-cell>
        </table:table-row>
      </table:table>
      <text:p text:style-name="P8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7"><office:annotation><dc:creator>Gauthier Bastien</dc:creator><dc:date>2011-01-13T14:56:41</dc:date><text:p text:style-name="P13"><text:span text:style-name="T23">do text</text:span></text:p><text:p text:style-name="P13"><text:span text:style-name="T23">from document(at=reference, format='odt')</text:span></text:p></office:annotation></text:span><text:span text:style-name="T8">Import depuis reference.odt</text:span></text:p>
      <text:p text:style-name="UrbanBody"/>
      <text:p text:style-name="UrbanBody"><office:annotation><dc:creator>Gauthier Bastien</dc:creator><dc:date>2011-02-16T16:12:24</dc:date><text:p text:style-name="P13"><text:span text:style-name="T26">do text if len(self.getApplicants()) &gt; 1</text:span></text:p></office:annotation><text:span text:style-name="T8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25">do text if not len(self.getApplicants()) &gt; 1</text:span></text:p></office:annotation><text:span text:style-name="T8">Demandeur :</text:span> <text:text-input text:description="Demandeurs">self.getApplicantsSignaletic()</text:text-input></text:p>
      <text:p text:style-name="UrbanBody"><text:span text:style-name="T8">Objet :</text:span> <text:text-input text:description="Objet des travaux">self.getLicenceSubject()</text:text-input></text:p>
      <text:p text:style-name="UrbanBody"><text:span text:style-name="T8">Situation :</text:span> <text:text-input text:description="Situation des travaux">self.getWorkLocationSignaletic()</text:text-input></text:p>
      <text:p text:style-name="UrbanBody"><text:span text:style-name="T8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9">§</text:span><text:span text:style-name="T6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13"><text:span text:style-name="T23">do text</text:span></text:p><text:p text:style-name="P13"><text:span text:style-name="T2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41:59.602868238</dc:date>
    <dc:language>fr-FR</dc:language>
    <meta:editing-cycles>80</meta:editing-cycles>
    <meta:editing-duration>P1DT13H2M1S</meta:editing-duration>
    <meta:document-statistic meta:table-count="1" meta:image-count="0" meta:object-count="0" meta:page-count="1" meta:paragraph-count="19" meta:word-count="135" meta:character-count="1027" meta:non-whitespace-character-count="930"/>
    <meta:user-defined meta:name="Info 1"/>
    <meta:user-defined meta:name="Info 2"/>
    <meta:user-defined meta:name="Info 3"/>
    <meta:user-defined meta:name="Info 4"/>
  </office:meta>
</office:document-meta>
</file>